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links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Scripts/python/mod_662ffc766cff494488abacbc77565bc5.pyz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view-created" xlink:href="vnd.sun.star.script:links.py$register_url_interceptor?language=Python&amp;location=document" xlink:type="simple"/>
      <script:event-listener script:language="ooo:script" script:event-name="office:prepare-view-closing" xlink:href="vnd.sun.star.script:links.py$unregister_url_interceptor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.8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3" style:family="table-cell" style:parent-style-name="Defaul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3" office:value-type="string" calcext:value-type="string">
            <text:p>Hyperlinks</text:p>
          </table:table-cell>
        </table:table-row>
        <table:table-row table:style-name="ro1">
          <table:table-cell office:value-type="string" calcext:value-type="string">
            <text:p>https://ask.libreoffice.org/t/how-to-convert-links-into-hyperlinks-in-bulk-in-calc/102448</text:p>
          </table:table-cell>
        </table:table-row>
        <table:table-row table:style-name="ro1">
          <table:table-cell office:value-type="string" calcext:value-type="string">
            <text:p>https://github.com/Amourspirit/python-ooouno-ex/tree/main/ex/auto/calc/odev_garlic_secrets</text:p>
          </table:table-cell>
        </table:table-row>
        <table:table-row table:style-name="ro1">
          <table:table-cell office:value-type="string" calcext:value-type="string">
            <text:p>https://github.com/Amourspirit/python-ooouno-ex/tree/main/ex/auto/calc/odev_cell_texts</text:p>
          </table:table-cell>
        </table:table-row>
        <table:table-row table:style-name="ro1">
          <table:table-cell office:value-type="string" calcext:value-type="string">
            <text:p>https://python-ooo-dev-tools.readthedocs.io/en/latest/src/utils/data_type/range_obj.html</text:p>
          </table:table-cell>
        </table:table-row>
        <table:table-row table:style-name="ro1">
          <table:table-cell office:value-type="string" calcext:value-type="string">
            <text:p>https://python-ooo-dev-tools.readthedocs.io/en/latest/index.html</text:p>
          </table:table-cell>
        </table:table-row>
        <table:table-row table:style-name="ro1">
          <table:table-cell office:value-type="string" calcext:value-type="string">
            <text:p>https://python-ooo-dev-tools.readthedocs.io/en/latest/odev/part4/index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7:51:14.2307123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4-05-01T15:38:08.934200379</meta:creation-date>
    <dc:date>2024-05-01T17:52:09.264692031</dc:date>
    <dc:creator>Libre Developer</dc:creator>
    <meta:editing-duration>PT1M38S</meta:editing-duration>
    <meta:editing-cycles>2</meta:editing-cycles>
    <meta:generator>LibreOffice/7.6.3.1$Linux_X86_64 LibreOffice_project/60$Build-1</meta:generator>
    <meta:document-statistic meta:table-count="1" meta:cell-count="7" meta:object-count="0"/>
  </office:meta>
</office:document-meta>
</file>